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1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8cm" svg:y="0.295cm" svg:width="7.631cm" svg:height="2.833cm" draw:z-index="1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urbanEventObj.getLinkedOrganisationTerm().getFormattedDescription(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me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<text:span text:style-name="T5">Import depuis reference.odt</text:span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1-10-19T14:29:22</dc:date>
    <dc:language>fr-FR</dc:language>
    <meta:editing-cycles>77</meta:editing-cycles>
    <meta:editing-duration>P1DT13H21S</meta:editing-duration>
    <dc:creator>sde </dc:creator>
    <meta:document-statistic meta:table-count="0" meta:image-count="0" meta:object-count="0" meta:page-count="1" meta:paragraph-count="18" meta:word-count="117" meta:character-count="957" meta:non-whitespace-character-count="863"/>
    <meta:user-defined meta:name="Info 1"/>
    <meta:user-defined meta:name="Info 2"/>
    <meta:user-defined meta:name="Info 3"/>
    <meta:user-defined meta:name="Info 4"/>
  </office:meta>
</office:document-meta>
</file>